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3.5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Noto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HIT ID</text:p>
          </table:table-cell>
          <table:table-cell table:style-name="ce1" office:value-type="string" calcext:value-type="string">
            <text:p>WORKER ID</text:p>
          </table:table-cell>
          <table:table-cell table:style-name="ce1" office:value-type="string" calcext:value-type="string">
            <text:p>HIT RATE</text:p>
          </table:table-cell>
          <table:table-cell table:style-name="ce1" office:value-type="string" calcext:value-type="string">
            <text:p>COMMENTS</text:p>
          </table:table-cell>
          <table:table-cell table:style-name="ce3" office:value-type="string" calcext:value-type="string">
            <text:p>BATCH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34EHHK4GZN29?a_id=30JNVC0OR9K4MS2NUQ03DV62YV8HQK&amp;b_id=3523594" xlink:type="simple">A334EHHK4GZN2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6QQ0I9NEP8ZD?a_id=30JNVC0OR9K4MS2NUQ03DV62YVBHQN&amp;b_id=3523594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UA4DNJFUNQ44?a_id=3907X2AHF05F7QYQBSI7QMAQ4G6P2L&amp;b_id=3523594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Z9Z0D8IASTKK?a_id=39K0FND3AHFYRQWHWRJUF0ZTBZNAMH&amp;b_id=3523594" xlink:type="simple">A2Z9Z0D8IASTK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ments: first game crashed :( i had to reload and play again. Overall fun game! I think this took about 10 minutes, I lost track of time!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S25NBTJQC64E?a_id=3DIP6YHAPCSMWEBPIVBX61OPC9XE8T&amp;b_id=3523594" xlink:type="simple">A1S25NBTJQC64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PBeHRh I enjoyed doing this experience, it was different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LBQT5SJI6F3R?a_id=3KJYX6QCM9BSI6TU4PXYVVLPSFRJVL&amp;b_id=352359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. It took me almost 8 min to complete the task. I think it was about the research to see how people are influenced what they choose by how some one says truth or li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5SL0SEPN61TD?a_id=3R6P78PK7KB3ECZ4ROCGX05O32VGTZ&amp;b_id=3523594" xlink:type="simple">A15SL0SEPN61T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round 10 minutes to complete the task. I believe it was studying the way people lie and how we judge it based on the way they talk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9IRQ05LHE0KQ?a_id=3Y5140Z9DXGJIBCS0V3ZD2H7TC1PIU&amp;b_id=3523594" xlink:type="simple">A9IRQ05LHE0K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16:25 min, took a few minutes to resize window. MY guess is that the test is about how people react to confidence of voic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BX0O03OQ4EJ5?a_id=3ZPPDN2SLVWMAJUZNNHB6XJ0WFCE9F&amp;b_id=3523594" xlink:type="simple">A2BX0O03OQ4EJ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HR5PPIQ5ZGHE?a_id=30ZX6P7VF8VJLFVSGFDNTQOEVDSJ2Z&amp;b_id=3517603" xlink:type="simple">A3HR5PPIQ5ZGH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me just over 7 minutes. I figured you were testing to see if 'umms' and 'uhs' made it easier for people to sense a lie or not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JO4Z8LY6IDKB?a_id=31N2WW6R9RQS1V5F1P07X21E8KD3FT&amp;b_id=3517603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 Took me around 8 minutes in total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3TA3WX9VH0MM?a_id=338JKRMM26ZCZCV65U3HNVRXU9GHAZ&amp;b_id=3517603" xlink:type="simple">A13TA3WX9VH0M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R1CZ45TOJ3Q2?a_id=33LK57MYLT52QTHUSGVF82P8C54ZS3&amp;b_id=3517603" xlink:type="simple">AR1CZ45TOJ3Q2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 assume it was to do with how hesitation in speech impacts on how much you trust the speaker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I8EWT2DMNAKU?a_id=3GS6S824SQX1GLKK9XUMA4LK84SNWP&amp;b_id=3517603" xlink:type="simple">A1I8EWT2DMNAK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R29S9DVWWY2X?a_id=3I0BTBYZAXL2KUNDNSACKPANBJJY0Q&amp;b_id=3517603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5K8JNOQ129T5?a_id=3JRJSWSMQHL0VH5J6EG1FKGEWJWE3K&amp;b_id=3517603" xlink:type="simple">A35K8JNOQ129T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6QQ0I9NEP8ZD?a_id=3Q5C1WP23M14PVYB899FNXV4L6J15E&amp;b_id=3517603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MQOY20HZIZCE?a_id=3XLBSAQ9Z4CG7VX24DX4DBTCPSX7ZW&amp;b_id=3517603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I4ATPNZBOA16?a_id=32KTQ2V7RDFKM7MC4L5UJ5O95I99M7&amp;b_id=3526134" xlink:type="simple">A1I4ATPNZBOA16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{}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9VPS6S6KW20U?a_id=33PPO7FECVFATE92VMC4D80IFU4DIC&amp;b_id=3526134" xlink:type="simple">A39VPS6S6KW20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PYV60XFJIGSO?a_id=33TIN5LC04AKGOBQNOT5D0BGESR9Y1&amp;b_id=3526134" xlink:type="simple">A3PYV60XFJIGSO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about 12 mins and I think you were testing whether people are more likely to believe someone when they use fillers such as "urmm"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SMSCHRHB9FML?a_id=386CSBG1OZMOP3I6Y79ZG4HCPIZ6QH&amp;b_id=3526134" xlink:type="simple">ASMSCHRHB9FML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e game stops loading each time at a certain point, I tried three times with the last code of: AMYfPp. The circle just continuously rotates in the centre. Probably takes me approx. 5-10mins before it crashes. Sounds like you're testing if humans are able to tell the difference between truth or lies via tone of voice or words used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INGIZ3TMH7Q9?a_id=3DEL4X4EL6LAHKTOQ4ZJT3XYLVGYX7&amp;b_id=3526134" xlink:type="simple">A2INGIZ3TMH7Q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ook me 5 minutes-can't guess what you are testing -maybe voice deception detection if that is even a thing or concept?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VRDGPOFATVAR?a_id=3DY4FPOOA1O9GUC7CU67XM7G2XUVR0&amp;b_id=3526134" xlink:type="simple">AVRDGPOFATVA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(took about 5 minutes, I guess I was testing whether you can tell somebody is lying without having the chance to think about it for that long.)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BQT5SJI6F3R?a_id=3GDTJDAPVUBK8232ZTZGJ9TYLCR8MH&amp;b_id=352613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QSODJ1E706K?a_id=3MTMREQS4VIUW2QV0TPHOY1K927WA2&amp;b_id=3526134" xlink:type="simple">A1LQSODJ1E706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 It took about 10 minutes. It might be a vocabulary test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X4F7K9G49DDC?a_id=3QIYRE09Y3H8FK4HC951HEVQCW1N1I&amp;b_id=3526134" xlink:type="simple">A2X4F7K9G49DD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FCN2DOM8264K?a_id=30H4UDGLT2I5EU2JLA1R5VOO9M0MPN&amp;b_id=3454977" xlink:type="simple">A3FCN2DOM8264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easy 4 min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OEVZM74U1SVT?a_id=378XPAWRUCDCV76QBCL2N7SCTRUAIT&amp;b_id=3454977" xlink:type="simple">AOEVZM74U1SV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, 18minutes. I believe that the test was based on the manner of delivery and general speech i.e. stuttering etc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XCOHK8WF6TBM?a_id=3DR23U6WE5E5UY3DLTMSXXKCPNAETB&amp;b_id=3454977" xlink:type="simple">A1XCOHK8WF6TB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WJRTHWP0EC65?a_id=3FE2ERCCZX8TEXNVYQG4XZDT4MTPOJ&amp;b_id=3454977" xlink:type="simple">A1WJRTHWP0EC6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Task took around 12 minute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NCFB0P70CNQU?a_id=3NC5L260MOMHNKY1KNKZL5ZP2GTOF2&amp;b_id=3454977" xlink:type="simple">A3NCFB0P70CNQ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bout 15 minutes. I think you were testing how the delivery or confidence of a statement alludes to someone lying or being truthful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67UM6SBQFETJ?a_id=3ON104KXQKWFUDAERSFQBVFKGSIW4X&amp;b_id=3454977" xlink:type="simple">A67UM6SBQFETJ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7 minutes with a score of 535. It was an enjoyable task, thank you!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UA4DNJFUNQ44?a_id=3UWN2HHPUY58943BPSKLDFIZ1WHNS4&amp;b_id=3454977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It took me about 5 mins to complete, shorter than I expected. I think you are testing trust and intuition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2PRHFVQ0HQY15?a_id=3VBEN272MKZ2ZCMP2O7QNV920KVGSP&amp;b_id=3454977" xlink:type="simple">A2PRHFVQ0HQY1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JO4Z8LY6IDKB?a_id=3ZY8KE4ISJ394TX7ZFH7SWXB5BYVQ4&amp;b_id=3454977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The task took approximately four minutes. I'm guessing that the pauses in the words spoken were a test to see if they were perceived to be less truthful?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9HQ3E0F2AGVO?a_id=32M8BPYGATMD5YJTXCDCJT3FRMSGIW&amp;b_id=3454939" xlink:type="simple">A9HQ3E0F2AGVO</text:a></text:p>
          </table:table-cell>
          <table:table-cell office:value-type="string" calcext:value-type="string">
            <text:p>  100% (7/7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7SMEOPKV84VI?a_id=3DUZQ9U6SMOLH9CKRJ6CNWCCNZISVP&amp;b_id=3454939" xlink:type="simple">A27SMEOPKV84VI</text:a></text:p>
          </table:table-cell>
          <table:table-cell office:value-type="string" calcext:value-type="string">
            <text:p>  100% (4/4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P065E9CYMYJL?a_id=3M1CVSFP605PC5U9OKQBW9JYK1WQAX&amp;b_id=3454939" xlink:type="simple">A2P065E9CYMYJL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S75O867RJG0I?a_id=3MB8LZR5BFTKXLNI86V491N0F73LKI&amp;b_id=3454939" xlink:type="simple">A2S75O867RJG0I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C7TMRC2QHTIW?a_id=3WOKGM4L71GQQGJBH51EIYCLWE2O0W&amp;b_id=3454939" xlink:type="simple">A2C7TMRC2QHTIW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337W0S5B5GT8?a_id=32ZKVD547FN2OETZWNEBECATTUB3BH&amp;b_id=3533218" xlink:type="simple">A2337W0S5B5GT8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BUDCPNZKPOTQ?a_id=3B1NLC6UGZW5MK6XA73WSQ4RE3VGPN&amp;b_id=3533218" xlink:type="simple">A3BUDCPNZKPOT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35B5XCD1FTAD?a_id=3FFJ6VRIL1OGUU88JAO9Y1GZL8DI0C&amp;b_id=3533218" xlink:type="simple">A335B5XCD1FTA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EOQRKVJAY5UR?a_id=3KV0LJBBH2LQQ7IYY25GAQO3B7URMX&amp;b_id=3533218" xlink:type="simple">A2EOQRKVJAY5U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'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C8X6PGTOLSFA?a_id=3LRLIPTPEQ9312WEBF6E0N7PMYBKAD&amp;b_id=3533218" xlink:type="simple">A1C8X6PGTOLSF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U7BF88OO68QN?a_id=3M68NM076H7O14X6BMYZLURHL7G6R3&amp;b_id=3533218" xlink:type="simple">A2U7BF88OO68Q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 AND GOOD TASK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R29S9DVWWY2X?a_id=3RGU30DZTA89SJZLQXW78Z2C1Q3JM0&amp;b_id=3533218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CIO03DHIR6K1?a_id=3YGXWBAF70H6GF49A1FPZ18HPF6C4H&amp;b_id=3533218" xlink:type="simple">A3CIO03DHIR6K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IT IS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PZUU7P95BF6Z?a_id=3Z9WI9EOZZOIBP4SHLG6H9UTZT1KHO&amp;b_id=3533218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0H28C1CN9YY1?a_id=308Q0PEVB8DYQOWLJ672RCHSODO9IY&amp;b_id=3534480" xlink:type="simple">A30H28C1CN9YY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WAWEY2810TFN?a_id=31LVTDXBL7A6KP0DYQ41AD9EB3PLRC&amp;b_id=3534480" xlink:type="simple">A1WAWEY2810TF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It took less than ten minutes. I genuinely do not know what you were testing - it seems too obvious to have been whether people hesitated or not in speech. I do not know either what the significance of the blue squares was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PZUU7P95BF6Z?a_id=36U2A8VAG1Z4XKUHRLKU39PWPQJYK8&amp;b_id=3534480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MQOY20HZIZCE?a_id=39K0FND3AHFYRQWHWRJUF0ZTB4OAMS&amp;b_id=3534480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72NXW1PHZHA?a_id=3EICBYG644WWJXNUD82T53X07DDJCY&amp;b_id=3534480" xlink:type="simple">A372NXW1PHZHA</text:a></text:p>
          </table:table-cell>
          <table:table-cell office:value-type="string" calcext:value-type="string">
            <text:p>  0% (0/1)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10SC5K5Y3IHS?a_id=3JWH6J9I9SD9SIM9E6YQNQ8ZYCLNB2&amp;b_id=3534480" xlink:type="simple">A110SC5K5Y3IH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Nonverbal queues are essential to the assessment of the verisimilitude of an utterance? Ie assessing a recording alone is a limited approach which 'removes listeners from the immediacy and interactivity that characterise a typical act of lying.' (Quote from the paper whose claims you are testing the veracity of?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O75W5YAI347B?a_id=3RWE2M8QWHA88VJZGQ1139CG78M0NR&amp;b_id=3534480" xlink:type="simple">AO75W5YAI347B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20M9R65VFYZGM?a_id=3RYC5T2D73TWBAFBQIX8RUIYGDNPRB&amp;b_id=3534480" xlink:type="simple">A20M9R65VFYZG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INBFVWDM4OFW?a_id=3SNVL38CI4SRUHTCVT256IXDM2DKCY&amp;b_id=3534480" xlink:type="simple">A3INBFVWDM4OFW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P8E6HNG1MQW3?a_id=32RIADZISS4MNWT57N5PE6CZBNO4S9&amp;b_id=3540106" xlink:type="simple">AP8E6HNG1MQW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PZUU7P95BF6Z?a_id=3A1COHJ8NJVYGO2R8WJ3R4L24YQH8V&amp;b_id=3540106" xlink:type="simple">A1PZUU7P95BF6Z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6QQ0I9NEP8ZD?a_id=3EF8EXOTT1VCWUDWXBD9O7E93J4J1W&amp;b_id=3540106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SMSCHRHB9FML?a_id=3EWIJTFFVO74EP6MNRYIDMI7TJA0EX&amp;b_id=3540106" xlink:type="simple">ASMSCHRHB9FML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SALINGER took me a good 20 mins, testing if we could identify false statements though tone of voice.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0NENM4O6GCGA?a_id=3M81GAB8A0JUVFZ1UYQ7RK343R1QBT&amp;b_id=3540106" xlink:type="simple">A30NENM4O6GCG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5D5TMT8O7KWS?a_id=3QUO65DNQUO662VRFCFY750SDACUOQ&amp;b_id=3540106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T4SWIVIT1M8T?a_id=3VA45EW49NNQX54TDO5EW3VV2DFO1L&amp;b_id=3540106" xlink:type="simple">A3T4SWIVIT1M8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YQYW5IXWXS4F?a_id=3W2LOLRXLBFV0JIVDQS0VDWZM6ZKRT&amp;b_id=3540106" xlink:type="simple">A1YQYW5IXWXS4F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2LM86NOH6NLV?a_id=3ZAZR5XV01IMJCSYVU5FTXLQQFGCZA&amp;b_id=3540106" xlink:type="simple">A2LM86NOH6NLV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6QQ0I9NEP8ZD?a_id=3137ONMDKG51PTH71TNLYE5N14DGE3&amp;b_id=3547654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MQOY20HZIZCE?a_id=35LDD5557A4433538IWJ9E2PHNMKM0&amp;b_id=3547654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3EN925F3RNQWT?a_id=3DPNQGW4LLFH0YV80A2MD1G7U1B64G&amp;b_id=3547654" xlink:type="simple">A3EN925F3RNQWT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5D5TMT8O7KWS?a_id=3MD9PLUKKIE5AGPPKKET98F2QM7NZN&amp;b_id=3547654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X8UBJ3IA1T1?a_id=3OONKJ5DKCJRA3MLFLY32F84PTTBON&amp;b_id=3547654" xlink:type="simple">A1X8UBJ3IA1T1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4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4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4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08:26:05.999685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4:14:14.334476974</meta:creation-date>
    <dc:date>2019-02-28T08:28:05.623999109</dc:date>
    <meta:editing-duration>PT9M34S</meta:editing-duration>
    <meta:editing-cycles>2</meta:editing-cycles>
    <meta:generator>LibreOffice/6.0.7.3$Linux_X86_64 LibreOffice_project/00m0$Build-3</meta:generator>
    <meta:document-statistic meta:table-count="1" meta:cell-count="374" meta:object-count="0"/>
  </office:meta>
</office:document-meta>
</file>